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M</text:p>
          </table:table-cell>
          <table:table-cell office:value-type="float" office:value="0.0577506084317" calcext:value-type="float">
            <text:p>0.0577506084</text:p>
          </table:table-cell>
          <table:table-cell office:value-type="float" office:value="0.106275640502" calcext:value-type="float">
            <text:p>0.106275640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0.0922722460258" calcext:value-type="float">
            <text:p>0.092272246</text:p>
          </table:table-cell>
          <table:table-cell office:value-type="float" office:value="0.147383600862" calcext:value-type="float">
            <text:p>0.1473836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1T18:19:36.462985967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0" meta:object-count="0"/>
  </office:meta>
</office:document-meta>
</file>